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6398in"/>
    </style:style>
    <style:style style:name="co4" style:family="table-column">
      <style:table-column-properties fo:break-before="auto" style:column-width="1.6807in"/>
    </style:style>
    <style:style style:name="co5" style:family="table-column">
      <style:table-column-properties fo:break-before="auto" style:column-width="0.9654in"/>
    </style:style>
    <style:style style:name="co6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35in" fo:break-before="auto" style:use-optimal-row-height="true"/>
    </style:style>
    <style:style style:name="ro3" style:family="table-row">
      <style:table-row-properties style:row-height="0.9953in" fo:break-before="auto" style:use-optimal-row-height="true"/>
    </style:style>
    <style:style style:name="ro4" style:family="table-row">
      <style:table-row-properties style:row-height="0.672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65in" fo:break-before="auto" style:use-optimal-row-height="true"/>
    </style:style>
    <style:style style:name="ro7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2" table:number-columns-repeated="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office:value-type="string">
            <text:p>30 to 40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3"/>
          <table:table-cell table:style-name="ce18"/>
          <table:table-cell table:style-name="ce20" table:number-columns-repeated="243"/>
          <table:table-cell table:number-columns-repeated="773"/>
        </table:table-row>
        <table:table-row table:style-name="ro1">
          <table:table-cell table:style-name="ce2" office:value-type="string">
            <text:p>Place</text:p>
          </table:table-cell>
          <table:table-cell table:style-name="ce25" office:value-type="string">
            <text:p>Sunwall Outpost</text:p>
          </table:table-cell>
          <table:table-cell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 table:number-columns-repeated="5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5 to 30</text:p>
          </table:table-cell>
          <table:table-cell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6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rrupted huma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olem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ndeads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10 e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5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>
          <table:table-cell/>
          <table:table-cell table:style-name="ce26" table:number-columns-repeated="5"/>
          <table:table-cell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14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7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who </text:span><text:span text:style-name="T1">did not want to see the </text:span><text:span text:style-name="T1">« true » magic of the </text:span><text:span text:style-name="T1">Istari be 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9">06/09/2010</text:date>, <text:time>00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6-09T00:19:59</dc:date>
    <dc:language>fr-FR</dc:language>
    <meta:editing-cycles>81</meta:editing-cycles>
    <meta:editing-duration>PT68H29M57S</meta:editing-duration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